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Zone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Zone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Zone_Translations.B1048576">
          <table:error-message table:message-type="stop" table:display="true"/>
        </table:content-validation>
      </table:content-validations>
      <table:table table:name="Transfer_Zone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table:number-columns-repeated="2"/>
        </table:table-row>
        <table:table-row table:style-name="ro1" table:number-rows-repeated="9999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Transfer_Zone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8:2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2H29M38S</meta:editing-duration>
    <meta:editing-cycles>5</meta:editing-cycles>
    <meta:initial-creator>user user</meta:initial-creator>
    <dc:date>2020-10-29T18:21:50.36</dc:date>
    <dc:creator>Sachin Patel</dc:creator>
    <meta:document-statistic meta:table-count="2" meta:cell-count="8" meta:object-count="0"/>
  </office:meta>
</office:document-meta>
</file>